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30000019BB5005FAE2B47DC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219cm" svg:height="16.25cm" svg:x="0.113cm" svg:y="2.5cm">
          <draw:image xlink:href="Pictures/10000001000002E30000019BB5005FAE2B47DC8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8T18:22:13.829377993</meta:creation-date>
    <dc:date>2023-11-08T19:12:29.922183032</dc:date>
    <meta:editing-duration>PT40M6S</meta:editing-duration>
    <meta:editing-cycles>1</meta:editing-cycles>
    <meta:document-statistic meta:object-count="1"/>
    <meta:generator>LibreOffice/7.3.7.2$Linux_X86_64 LibreOffice_project/30$Build-2</meta:generator>
  </office:meta>
</office:document-meta>
</file>